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Mangal1" svg:font-family="Mangal"/>
    <style:font-face style:name="Consolas1" svg:font-family="Consolas" style:font-family-generic="roman"/>
    <style:font-face style:name="Courier New" svg:font-family="'Courier New'" style:font-family-generic="modern" style:font-pitch="fixed"/>
    <style:font-face style:name="NSimSun" svg:font-family="NSimSun" style:font-family-generic="modern" style:font-pitch="fixed"/>
    <style:font-face style:name="Consolas2"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officeooo:rsid="000b3ce6" officeooo:paragraph-rsid="000b3ce6"/>
    </style:style>
    <style:style style:name="P2" style:family="paragraph" style:parent-style-name="Preformatted_20_Text">
      <style:text-properties officeooo:paragraph-rsid="0051bd21"/>
    </style:style>
    <style:style style:name="P3" style:family="paragraph" style:parent-style-name="Preformatted_20_Text">
      <style:text-properties officeooo:paragraph-rsid="00560fc4"/>
    </style:style>
    <style:style style:name="P4" style:family="paragraph" style:parent-style-name="Preformatted_20_Text">
      <style:text-properties officeooo:paragraph-rsid="00580cf3"/>
    </style:style>
    <style:style style:name="P5" style:family="paragraph" style:parent-style-name="Preformatted_20_Text">
      <style:text-properties officeooo:paragraph-rsid="0058f5c2"/>
    </style:style>
    <style:style style:name="P6" style:family="paragraph" style:parent-style-name="Preformatted_20_Text">
      <style:text-properties officeooo:paragraph-rsid="005a0646"/>
    </style:style>
    <style:style style:name="P7" style:family="paragraph" style:parent-style-name="Preformatted_20_Text">
      <style:text-properties officeooo:paragraph-rsid="005b4084"/>
    </style:style>
    <style:style style:name="P8" style:family="paragraph" style:parent-style-name="Preformatted_20_Text">
      <style:text-properties officeooo:paragraph-rsid="0067dd1f"/>
    </style:style>
    <style:style style:name="P9" style:family="paragraph" style:parent-style-name="Preformatted_20_Text">
      <style:text-properties officeooo:paragraph-rsid="0069102d"/>
    </style:style>
    <style:style style:name="P10" style:family="paragraph" style:parent-style-name="Preformatted_20_Text">
      <style:text-properties officeooo:paragraph-rsid="006a81e0"/>
    </style:style>
    <style:style style:name="P11" style:family="paragraph" style:parent-style-name="Preformatted_20_Text">
      <style:text-properties officeooo:paragraph-rsid="006b4ded"/>
    </style:style>
    <style:style style:name="P12" style:family="paragraph" style:parent-style-name="Preformatted_20_Text">
      <style:text-properties officeooo:paragraph-rsid="006c4ca2"/>
    </style:style>
    <style:style style:name="P13" style:family="paragraph" style:parent-style-name="Preformatted_20_Text">
      <style:text-properties officeooo:paragraph-rsid="006d67fb"/>
    </style:style>
    <style:style style:name="P14" style:family="paragraph" style:parent-style-name="Preformatted_20_Text">
      <style:text-properties officeooo:paragraph-rsid="006f5686"/>
    </style:style>
    <style:style style:name="P15" style:family="paragraph" style:parent-style-name="Preformatted_20_Text">
      <style:text-properties officeooo:paragraph-rsid="00705cb1"/>
    </style:style>
    <style:style style:name="P16" style:family="paragraph" style:parent-style-name="Preformatted_20_Text">
      <style:text-properties officeooo:paragraph-rsid="007195aa"/>
    </style:style>
    <style:style style:name="P17" style:family="paragraph" style:parent-style-name="Preformatted_20_Text">
      <style:text-properties officeooo:paragraph-rsid="0071b114"/>
    </style:style>
    <style:style style:name="P18" style:family="paragraph" style:parent-style-name="Preformatted_20_Text">
      <style:paragraph-properties fo:break-before="page"/>
    </style:style>
    <style:style style:name="P19" style:family="paragraph" style:parent-style-name="Text_20_body">
      <style:text-properties officeooo:rsid="0031253d" officeooo:paragraph-rsid="0031253d"/>
    </style:style>
    <style:style style:name="P20" style:family="paragraph" style:parent-style-name="Text_20_body">
      <style:text-properties officeooo:rsid="003ea021" officeooo:paragraph-rsid="003ea021"/>
    </style:style>
    <style:style style:name="P21" style:family="paragraph">
      <style:paragraph-properties fo:break-before="page"/>
    </style:style>
    <style:style style:name="P22" style:family="paragraph" style:parent-style-name="Footer">
      <style:paragraph-properties fo:text-align="end" style:justify-single-word="false"/>
    </style:style>
    <style:style style:name="P23" style:family="paragraph" style:master-page-name="Standard">
      <style:paragraph-properties style:page-number="auto"/>
    </style:style>
    <style:style style:name="P24" style:family="paragraph" style:parent-style-name="Heading_20_1">
      <style:text-properties officeooo:rsid="003028a1" officeooo:paragraph-rsid="003028a1"/>
    </style:style>
    <style:style style:name="P25" style:family="paragraph" style:parent-style-name="Heading_20_1">
      <style:text-properties officeooo:rsid="003dea7a" officeooo:paragraph-rsid="003dea7a"/>
    </style:style>
    <style:style style:name="T1" style:family="text">
      <style:text-properties officeooo:rsid="00320a84"/>
    </style:style>
    <style:style style:name="T2" style:family="text">
      <style:text-properties officeooo:rsid="003dea7a"/>
    </style:style>
    <style:style style:name="T3" style:family="text">
      <style:text-properties fo:color="#0000ff" style:font-name="Consolas1" fo:font-size="9.5pt" fo:language="en" fo:country="none" style:font-size-asian="9.5pt"/>
    </style:style>
    <style:style style:name="T4" style:family="text">
      <style:text-properties fo:color="#a31515" style:font-name="Consolas1" fo:font-size="9.5pt" fo:language="en" fo:country="none" style:font-size-asian="9.5pt"/>
    </style:style>
    <style:style style:name="T5" style:family="text">
      <style:text-properties fo:color="#000000" style:font-name="Consolas1" fo:font-size="9.5pt" fo:language="en" fo:country="none" style:font-size-asian="9.5pt"/>
    </style:style>
    <style:style style:name="T6" style:family="text">
      <style:text-properties fo:color="#000000" style:font-name="Consolas1" fo:font-size="9.5pt" fo:language="en" fo:country="none" officeooo:rsid="00705cb1" style:font-size-asian="9.5pt"/>
    </style:style>
    <style:style style:name="T7" style:family="text">
      <style:text-properties fo:language="en" fo:country="none"/>
    </style:style>
    <style:style style:name="T8" style:family="text">
      <style:text-properties officeooo:rsid="005d2212"/>
    </style:style>
    <style:style style:name="T9" style:family="text">
      <style:text-properties officeooo:rsid="0061f505"/>
    </style:style>
    <style:style style:name="T10" style:family="text">
      <style:text-properties officeooo:rsid="00628d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Algoritmica grafelor laboratorul 1</text:p>
      <text:p text:style-name="Text_20_body">Tema: Transformari intre reprezentari <text:span text:style-name="T8">(matrice de adiacenta si lista succesorilor).</text:span></text:p>
      <text:h text:style-name="Heading_20_1" text:outline-level="1">Enunt</text:h>
      <text:p text:style-name="Text_20_body">a) Sa se conceapa un algoritm care primeste ca parametru de intrare o matrice<text:line-break/>patratica ce memoreaza valori boolene reprezentand matricea de adiacenta a unui<text:line-break/>graf si returneaza o lista care contine pentru fiecare linie din matricea de<text:line-break/>adiacenta o lista de valori reprezentand sucesorii acelui varf reprezentat prin<text:line-break/>linia respectiva.</text:p>
      <text:p text:style-name="Text_20_body">b) Sa se conceapa un algoritm care primeste ca parametru de intrare o lista <text:line-break/>reprezentand toate varfurile unui graf, iar pentru fiecare element din lista<text:line-break/>se memoreaza o lista de valori reprezentand lista Successorilor acelui varf si<text:line-break/>returneaza o matrice patratica ce memoreaza valori boolene reprezentand matricea<text:line-break/>de adiacenta a grafului primit. Matricea rezultata are tot atatea linii cate<text:line-break/>elemente se afla in lista primita.</text:p>
      <text:h text:style-name="Heading_20_1" text:outline-level="1">Dezvoltarea algoritmului</text:h>
      <text:p text:style-name="Text_20_body">Fiecare dintre cei doi algoritmi nu pot fi impartiti in subprobleme deoarece fiecare reprezenta un algoritm de transformare a unui graf dintr-o reprezentare in alta.</text:p>
      <text:h text:style-name="Heading_20_1" text:outline-level="1">Descrierea algoritmului</text:h>
      <text:p text:style-name="Text_20_body">a)</text:p>
      <text:p text:style-name="Preformatted_20_Text">functie TransformaInListaSuccesorilor(matriceDeAdiacenta)</text:p>
      <text:p text:style-name="Preformatted_20_Text"><text:s text:c="4"/>numarVarfuri ← sqrt(matriceDeAdiacenta.NumarElemente)</text:p>
      <text:p text:style-name="Preformatted_20_Text"><text:s text:c="4"/>listaSuccesorilor ← CreazaLista(numarVarfuri)</text:p>
      <text:p text:style-name="Preformatted_20_Text"/>
      <text:p text:style-name="Preformatted_20_Text"><text:s text:c="4"/>pentru indexLinie ← <text:span text:style-name="T9">0</text:span>, numarVarfuri</text:p>
      <text:p text:style-name="Preformatted_20_Text"><text:s text:c="8"/>listaSuccesorilor[indexLinie] ← CreazaLista()</text:p>
      <text:p text:style-name="Preformatted_20_Text"><text:s text:c="8"/>pentru indexColoana ← <text:span text:style-name="T9">0</text:span>, numarVarfuri</text:p>
      <text:p text:style-name="Preformatted_20_Text"><text:s text:c="12"/>daca matriceDeAdiacenta[indexLinie][indexColoana] atunci</text:p>
      <text:p text:style-name="Preformatted_20_Text"><text:s text:c="16"/>listaSuccesorilor[indexLinie].Adauga(indexColoana)</text:p>
      <text:p text:style-name="Preformatted_20_Text"><text:s text:c="12"/>sfarsit daca</text:p>
      <text:p text:style-name="Preformatted_20_Text"><text:s text:c="8"/>sfarsit pentru</text:p>
      <text:p text:style-name="Preformatted_20_Text"><text:s text:c="4"/>sfarsit pentru</text:p>
      <text:p text:style-name="Preformatted_20_Text"/>
      <text:p text:style-name="Preformatted_20_Text"><text:s text:c="4"/>TransformaInListaSuccesorilor ← listaSuccesorilor</text:p>
      <text:p text:style-name="Preformatted_20_Text">sfarsit functie</text:p>
      <text:p>b)</text:p>
      <text:p text:style-name="Preformatted_20_Text">functie TransformaInMatriceDeAdiacenta(listaSuccesorilor)</text:p>
      <text:p text:style-name="Preformatted_20_Text"><text:s text:c="4"/>matriceDeAdiacenta ← CreazaMatrice(listaSuccesorilor.NumarElemente,</text:p>
      <text:p text:style-name="Preformatted_20_Text"><text:s text:c="39"/>listaSuccesorilor.NumarElemente)</text:p>
      <text:p text:style-name="Preformatted_20_Text"><text:s text:c="4"/>pentru indexLinie ← <text:span text:style-name="T10">0</text:span>, listaSuccesorilor.NumarElemente</text:p>
      <text:p text:style-name="Preformatted_20_Text"><text:s text:c="8"/>pentru indexColoana ← <text:span text:style-name="T10">0</text:span>, listaSuccesorilor.NumarElemente</text:p>
      <text:p text:style-name="Preformatted_20_Text"><text:s text:c="12"/>matriceDeAdiacenta[indexLinie][indexColoana] ← fals</text:p>
      <text:p text:style-name="Preformatted_20_Text"><text:s text:c="8"/>sfarsit pentru</text:p>
      <text:p text:style-name="Preformatted_20_Text"/>
      <text:p text:style-name="Preformatted_20_Text"><text:s text:c="8"/>pentru indexColoana ← <text:span text:style-name="T10">0</text:span>, listaSuccesorilor[indexLinie].NumarElemente</text:p>
      <text:p text:style-name="Preformatted_20_Text"><text:s text:c="12"/>matriceDeAdiacenta[indexLinie][indexColoana] ← adevarat</text:p>
      <text:p text:style-name="Preformatted_20_Text"><text:s text:c="8"/>sfarsit pentru</text:p>
      <text:p text:style-name="Preformatted_20_Text"><text:s text:c="4"/>sfarsit pentru</text:p>
      <text:p text:style-name="Preformatted_20_Text"/>
      <text:p text:style-name="Preformatted_20_Text"><text:s text:c="4"/>TransformaInMatriceDeAdiacenta ← matriceDeAdiacenta</text:p>
      <text:p text:style-name="Preformatted_20_Text">sfarsit functie</text:p>
      <text:h text:style-name="P24" text:outline-level="1">Demostrarea corectitudinii</text:h>
      <text:p text:style-name="P19"><text:span text:style-name="T1">Pentru fiecare extremitate initiala (linie) exista in matricea de adicenta valoarea 1 pe coloana extremitatii terminale (coloana) iar in acelasi timp extremitatea terminala apare ca succesor al extremitatii initiale in lista sucesorilor celui din urma. Cu alte cuvinte totii indicii coloanelor unde se afla valoare 1 pentru fiecare linie din matricea de adiacenta semnifica succesorii acelei linii (varf).</text:span></text:p>
      <text:h text:style-name="P25" text:outline-level="1">Cod sursa (C#)</text:h>
      <text:p text:style-name="P20"><text:span text:style-name="T2">a</text:span>)</text:p>
      <text:p text:style-name="P9"><text:span text:style-name="T3">static</text:span><text:span text:style-name="T5"> </text:span><text:span text:style-name="T3">public</text:span><text:span text:style-name="T5"> IList&lt;IList&lt;</text:span><text:span text:style-name="T3">int</text:span><text:span text:style-name="T5">&gt;&gt; ToSuccessorsList(</text:span><text:span text:style-name="T3">bool</text:span><text:span text:style-name="T5">[,] adjacencyMatrix)</text:span></text:p>
      <text:p text:style-name="P9"><text:span text:style-name="T5">{</text:span></text:p>
      <text:p text:style-name="P9"><text:span text:style-name="T5"><text:s text:c="4"/></text:span><text:span text:style-name="T3">if</text:span><text:span text:style-name="T5"> (adjacencyMatrix != </text:span><text:span text:style-name="T3">null</text:span><text:span text:style-name="T5">)</text:span></text:p>
      <text:p text:style-name="P9"><text:span text:style-name="T5"><text:s text:c="4"/>{</text:span></text:p>
      <text:p text:style-name="Preformatted_20_Text"><text:span text:style-name="T5"><text:s text:c="8"/></text:span><text:span text:style-name="T3">int</text:span><text:span text:style-name="T5"> numberOfPeaks = (</text:span><text:span text:style-name="T3">int</text:span><text:span text:style-name="T5">)Math.Sqrt(adjacencyMatrix.Length);</text:span></text:p>
      <text:p text:style-name="Preformatted_20_Text"/>
      <text:p text:style-name="P9"><text:span text:style-name="T5"><text:s text:c="8"/></text:span><text:span text:style-name="T3">if</text:span><text:span text:style-name="T5"> (Math.Pow(numberOfPeaks, 2) == adjacencyMatrix.Length)</text:span></text:p>
      <text:p text:style-name="P9"><text:span text:style-name="T5"><text:s text:c="8"/>{</text:span></text:p>
      <text:p text:style-name="Preformatted_20_Text"><text:span text:style-name="T5"><text:s text:c="12"/>IList&lt;IList&lt;</text:span><text:span text:style-name="T3">int</text:span><text:span text:style-name="T5">&gt;&gt; successorsList = </text:span><text:span text:style-name="T3">new</text:span><text:span text:style-name="T5"> List&lt;IList&lt;</text:span><text:span text:style-name="T3">int</text:span><text:span text:style-name="T5">&gt;&gt;(numberOfPeaks);</text:span></text:p>
      <text:p text:style-name="Preformatted_20_Text"/>
      <text:p text:style-name="P9"><text:span text:style-name="T5"><text:s text:c="12"/></text:span><text:span text:style-name="T3">for</text:span><text:span text:style-name="T5"> (</text:span><text:span text:style-name="T3">int</text:span><text:span text:style-name="T5"> lineIndex = 0; lineIndex &lt; numberOfPeaks; lineIndex++)</text:span></text:p>
      <text:p text:style-name="P9"><text:span text:style-name="T5"><text:s text:c="12"/>{</text:span></text:p>
      <text:p text:style-name="Preformatted_20_Text"><text:span text:style-name="T5"><text:s text:c="16"/>IList&lt;</text:span><text:span text:style-name="T3">int</text:span><text:span text:style-name="T5">&gt; successorPeaks = </text:span><text:span text:style-name="T3">new</text:span><text:span text:style-name="T5"> List&lt;</text:span><text:span text:style-name="T3">int</text:span><text:span text:style-name="T5">&gt;();</text:span></text:p>
      <text:p text:style-name="Preformatted_20_Text"/>
      <text:p text:style-name="Preformatted_20_Text"><text:span text:style-name="T5"><text:s text:c="16"/></text:span><text:span text:style-name="T3">for</text:span><text:span text:style-name="T5"> (</text:span><text:span text:style-name="T3">int</text:span><text:span text:style-name="T5"> columnIndex = 0; columnIndex &lt; numberOfPeaks; columnIndex++)</text:span></text:p>
      <text:p text:style-name="Preformatted_20_Text"><text:span text:style-name="T5"><text:s text:c="20"/></text:span><text:span text:style-name="T3">if</text:span><text:span text:style-name="T5"> (adjacencyMatrix[lineIndex, columnIndex])</text:span></text:p>
      <text:p text:style-name="Preformatted_20_Text"><text:span text:style-name="T5"><text:s text:c="24"/>successorPeaks.Add(columnIndex);</text:span></text:p>
      <text:p text:style-name="Preformatted_20_Text"/>
      <text:p text:style-name="Preformatted_20_Text"><text:span text:style-name="T5"><text:s text:c="16"/>successorsList.Add(successorPeaks);</text:span></text:p>
      <text:p text:style-name="Preformatted_20_Text"><text:span text:style-name="T5"><text:s text:c="12"/>}</text:span></text:p>
      <text:p text:style-name="Preformatted_20_Text"/>
      <text:p text:style-name="Preformatted_20_Text"><text:span text:style-name="T5"><text:s text:c="12"/></text:span><text:span text:style-name="T3">return</text:span><text:span text:style-name="T5"> successorsList;</text:span></text:p>
      <text:p text:style-name="Preformatted_20_Text"><text:span text:style-name="T5"><text:s text:c="8"/>}</text:span></text:p>
      <text:p text:style-name="Preformatted_20_Text"><text:span text:style-name="T5"><text:s text:c="8"/></text:span><text:span text:style-name="T3">else</text:span></text:p>
      <text:p text:style-name="Preformatted_20_Text"><text:span text:style-name="T5"><text:s text:c="12"/></text:span><text:span text:style-name="T3">throw</text:span><text:span text:style-name="T5"> </text:span><text:span text:style-name="T3">new</text:span><text:span text:style-name="T5"> ArgumentException(</text:span><text:span text:style-name="T4">"The adjacencyMatrix is not a square matrix!"</text:span><text:span text:style-name="T5">);</text:span></text:p>
      <text:p text:style-name="Preformatted_20_Text"><text:span text:style-name="T5"><text:s text:c="4"/>}</text:span></text:p>
      <text:p text:style-name="Preformatted_20_Text"><text:span text:style-name="T5"><text:s text:c="4"/></text:span><text:span text:style-name="T3">else</text:span></text:p>
      <text:p text:style-name="Preformatted_20_Text"><text:span text:style-name="T5"><text:s text:c="8"/></text:span><text:span text:style-name="T3">throw</text:span><text:span text:style-name="T5"> </text:span><text:span text:style-name="T3">new</text:span><text:span text:style-name="T5"> ArgumentNullException(</text:span><text:span text:style-name="T4">"adjacencyMatrix"</text:span><text:span text:style-name="T5">);</text:span></text:p>
      <text:p text:style-name="P10"><text:span text:style-name="T5">}</text:span></text:p>
      <text:p text:style-name="P10"><text:soft-page-break/><text:span text:style-name="T5"/></text:p>
      <text:p text:style-name="Text_20_body"><text:span text:style-name="T7">b)</text:span></text:p>
      <text:p text:style-name="P12"><text:span text:style-name="T3">static</text:span><text:span text:style-name="T5"> </text:span><text:span text:style-name="T3">public</text:span><text:span text:style-name="T5"> </text:span><text:span text:style-name="T3">bool</text:span><text:span text:style-name="T5">[,] ToAdjacencyMatrix(IList&lt;IList&lt;</text:span><text:span text:style-name="T3">int</text:span><text:span text:style-name="T5">&gt;&gt; successorsList)</text:span></text:p>
      <text:p text:style-name="P12"><text:span text:style-name="T5">{</text:span></text:p>
      <text:p text:style-name="P11"><text:span text:style-name="T5"><text:s text:c="4"/></text:span><text:span text:style-name="T3">if</text:span><text:span text:style-name="T5"> (successorsList != </text:span><text:span text:style-name="T3">null</text:span><text:span text:style-name="T5">)</text:span></text:p>
      <text:p text:style-name="P11"><text:span text:style-name="T5"><text:s text:c="4"/>{</text:span></text:p>
      <text:p text:style-name="Preformatted_20_Text"><text:span text:style-name="T5"><text:s text:c="8"/></text:span><text:span text:style-name="T3">bool</text:span><text:span text:style-name="T5">[,] adjacencyMatrix = </text:span><text:span text:style-name="T3">new</text:span><text:span text:style-name="T5"> </text:span><text:span text:style-name="T3">bool</text:span><text:span text:style-name="T5">[successorsList.Count, successorsList.Count];</text:span></text:p>
      <text:p text:style-name="Preformatted_20_Text"/>
      <text:p text:style-name="Preformatted_20_Text"><text:span text:style-name="T5"><text:s text:c="8"/></text:span><text:span text:style-name="T3">for</text:span><text:span text:style-name="T5"> (</text:span><text:span text:style-name="T3">int</text:span><text:span text:style-name="T5"> i = 0; i &lt; successorsList.Count; i++)</text:span></text:p>
      <text:p text:style-name="Preformatted_20_Text"><text:span text:style-name="T5"><text:s text:c="12"/></text:span><text:span text:style-name="T3">if</text:span><text:span text:style-name="T5"> (successorsList[i] != </text:span><text:span text:style-name="T3">null</text:span><text:span text:style-name="T5">)</text:span></text:p>
      <text:p text:style-name="Preformatted_20_Text"><text:span text:style-name="T5"><text:s text:c="16"/></text:span><text:span text:style-name="T3">foreach</text:span><text:span text:style-name="T5"> (</text:span><text:span text:style-name="T3">int</text:span><text:span text:style-name="T5"> successor </text:span><text:span text:style-name="T3">in</text:span><text:span text:style-name="T5"> successorsList[i])</text:span></text:p>
      <text:p text:style-name="Preformatted_20_Text"><text:span text:style-name="T5"><text:s text:c="20"/></text:span><text:span text:style-name="T3">if</text:span><text:span text:style-name="T5"> (0 &lt;= successor &amp;&amp; successor &lt;= successorsList.Count)</text:span></text:p>
      <text:p text:style-name="Preformatted_20_Text"><text:span text:style-name="T5"><text:s text:c="24"/>adjacencyMatrix[i, successor] = </text:span><text:span text:style-name="T3">true</text:span><text:span text:style-name="T5">;</text:span></text:p>
      <text:p text:style-name="Preformatted_20_Text"><text:span text:style-name="T5"><text:s text:c="20"/></text:span><text:span text:style-name="T3">else</text:span></text:p>
      <text:p text:style-name="P2"><text:span text:style-name="T5"><text:s text:c="24"/></text:span><text:span text:style-name="T3">throw</text:span><text:span text:style-name="T5"> </text:span><text:span text:style-name="T3">new</text:span><text:span text:style-name="T5"> ArgumentException(</text:span><text:span text:style-name="T4">"The successor "</text:span></text:p>
      <text:p text:style-name="P2"><text:span text:style-name="T4"><text:s text:c="52"/></text:span><text:span text:style-name="T5">+ successor</text:span></text:p>
      <text:p text:style-name="P2"><text:span text:style-name="T5"><text:s text:c="52"/>+ </text:span><text:span text:style-name="T4">" is not a peak in the graph!"</text:span><text:span text:style-name="T5">);</text:span></text:p>
      <text:p text:style-name="Preformatted_20_Text"><text:span text:style-name="T5"><text:s text:c="8"/></text:span><text:span text:style-name="T3">return</text:span><text:span text:style-name="T5"> adjacencyMatrix;</text:span></text:p>
      <text:p text:style-name="Preformatted_20_Text"><text:span text:style-name="T5"><text:s text:c="4"/>}</text:span></text:p>
      <text:p text:style-name="Preformatted_20_Text"><text:span text:style-name="T5"><text:s text:c="4"/></text:span><text:span text:style-name="T3">else</text:span></text:p>
      <text:p text:style-name="Preformatted_20_Text"><text:span text:style-name="T5"><text:s text:c="8"/></text:span><text:span text:style-name="T3">throw</text:span><text:span text:style-name="T5"> </text:span><text:span text:style-name="T3">new</text:span><text:span text:style-name="T5"> ArgumentNullException(</text:span><text:span text:style-name="T4">"successorList"</text:span><text:span text:style-name="T5">);</text:span></text:p>
      <text:p text:style-name="Preformatted_20_Text"><text:span text:style-name="T5">}</text:span></text:p>
      <text:p text:style-name="Preformatted_20_Text"><text:span text:style-name="T7"/></text:p>
      <text:h text:style-name="Heading_20_1" text:outline-level="1">Date de test</text:h>
      <text:p text:style-name="Preformatted_20_Text"><text:span text:style-name="T5">[TestClass]</text:span></text:p>
      <text:p text:style-name="Preformatted_20_Text"><text:span text:style-name="T3">public</text:span><text:span text:style-name="T5"> </text:span><text:span text:style-name="T3">class</text:span><text:span text:style-name="T5"> TransformsTests</text:span></text:p>
      <text:p text:style-name="Preformatted_20_Text"><text:span text:style-name="T5">{</text:span></text:p>
      <text:p text:style-name="Preformatted_20_Text"><text:span text:style-name="T5"><text:s text:c="4"/>[TestClass]</text:span></text:p>
      <text:p text:style-name="Preformatted_20_Text"><text:span text:style-name="T5"><text:s text:c="4"/></text:span><text:span text:style-name="T3">public</text:span><text:span text:style-name="T5"> </text:span><text:span text:style-name="T3">class</text:span><text:span text:style-name="T5"> ToSuccessorListTests</text:span></text:p>
      <text:p text:style-name="Preformatted_20_Text"><text:span text:style-name="T5"><text:s text:c="4"/>{</text:span></text:p>
      <text:p text:style-name="Preformatted_20_Text"><text:span text:style-name="T5"><text:s text:c="8"/>[TestMethod]</text:span></text:p>
      <text:p text:style-name="Preformatted_20_Text"><text:span text:style-name="T5"><text:s text:c="8"/></text:span><text:span text:style-name="T3">public</text:span><text:span text:style-name="T5"> </text:span><text:span text:style-name="T3">void</text:span><text:span text:style-name="T5"> TestWhenAdjacencyMatrixIsEmpty()</text:span></text:p>
      <text:p text:style-name="Preformatted_20_Text"><text:span text:style-name="T5"><text:s text:c="8"/>{</text:span></text:p>
      <text:p text:style-name="Preformatted_20_Text"><text:span text:style-name="T5"><text:s text:c="12"/></text:span><text:span text:style-name="T3">var</text:span><text:span text:style-name="T5"> SuccessorList = Transforms.ToSuccessorsList(</text:span><text:span text:style-name="T3">new</text:span><text:span text:style-name="T5"> </text:span><text:span text:style-name="T3">bool</text:span><text:span text:style-name="T5">[,] { });</text:span></text:p>
      <text:p text:style-name="Preformatted_20_Text"/>
      <text:p text:style-name="Preformatted_20_Text"><text:span text:style-name="T5"><text:s text:c="12"/>Assert.AreEqual(0, SuccessorList.Count);</text:span></text:p>
      <text:p text:style-name="Preformatted_20_Text"><text:span text:style-name="T5"><text:s text:c="8"/>}</text:span></text:p>
      <text:p text:style-name="Preformatted_20_Text"/>
      <text:p text:style-name="Preformatted_20_Text"><text:span text:style-name="T5"><text:s text:c="8"/>[TestMethod]</text:span></text:p>
      <text:p text:style-name="Preformatted_20_Text"><text:span text:style-name="T5"><text:s text:c="8"/></text:span><text:span text:style-name="T3">public</text:span><text:span text:style-name="T5"> </text:span><text:span text:style-name="T3">void</text:span><text:span text:style-name="T5"> TestWhenAdjacencyMatrixContainsOnlyFalse()</text:span></text:p>
      <text:p text:style-name="Preformatted_20_Text"><text:span text:style-name="T5"><text:s text:c="8"/>{</text:span></text:p>
      <text:p text:style-name="P8"><text:span text:style-name="T5"><text:s text:c="12"/></text:span><text:span text:style-name="T3">var</text:span><text:span text:style-name="T5"> SuccessorList = Transforms.ToSuccessorsList(</text:span><text:span text:style-name="T3">new</text:span><text:span text:style-name="T5"> </text:span><text:span text:style-name="T3">bool</text:span><text:span text:style-name="T5">[,] {{</text:span><text:span text:style-name="T3">false</text:span><text:span text:style-name="T5">, </text:span><text:span text:style-name="T3">false</text:span><text:span text:style-name="T5">},</text:span></text:p>
      <text:p text:style-name="P8"><text:span text:style-name="T5"><text:s text:c="73"/>{</text:span><text:span text:style-name="T3">false</text:span><text:span text:style-name="T5">, </text:span><text:span text:style-name="T3">false</text:span><text:span text:style-name="T5">}});</text:span></text:p>
      <text:p text:style-name="Preformatted_20_Text"/>
      <text:p text:style-name="Preformatted_20_Text"><text:span text:style-name="T5"><text:s text:c="12"/>Assert.AreEqual(2, SuccessorList.Count);</text:span></text:p>
      <text:p text:style-name="Preformatted_20_Text"><text:span text:style-name="T5"><text:s text:c="12"/>Assert.AreEqual(0, SuccessorList[0].Count);</text:span></text:p>
      <text:p text:style-name="Preformatted_20_Text"><text:span text:style-name="T5"><text:s text:c="12"/>Assert.AreEqual(0, SuccessorList[1].Count);</text:span></text:p>
      <text:p text:style-name="Preformatted_20_Text"><text:span text:style-name="T5"><text:s text:c="8"/>}</text:span></text:p>
      <text:p text:style-name="Preformatted_20_Text"><text:span text:style-name="T5"/></text:p>
      <text:p text:style-name="Preformatted_20_Text"><text:span text:style-name="T5"><text:s text:c="8"/>[TestMethod]</text:span></text:p>
      <text:p text:style-name="Preformatted_20_Text"><text:span text:style-name="T5"><text:s text:c="8"/></text:span><text:span text:style-name="T3">public</text:span><text:span text:style-name="T5"> </text:span><text:span text:style-name="T3">void</text:span><text:span text:style-name="T5"> TestWhenAdjacencyMatrixContainsOneTrueOnFirstPosition()</text:span></text:p>
      <text:p text:style-name="Preformatted_20_Text"><text:span text:style-name="T5"><text:s text:c="8"/>{</text:span></text:p>
      <text:p text:style-name="P13"><text:span text:style-name="T5"><text:s text:c="12"/></text:span><text:span text:style-name="T3">var</text:span><text:span text:style-name="T5"> SuccessorList = Transforms.ToSuccessorsList(</text:span><text:span text:style-name="T3">new</text:span><text:span text:style-name="T5"> </text:span><text:span text:style-name="T3">bool</text:span><text:span text:style-name="T5">[,] {{</text:span><text:span text:style-name="T3">true</text:span><text:span text:style-name="T5">, </text:span><text:span text:style-name="T3">false</text:span><text:span text:style-name="T5">},</text:span></text:p>
      <text:p text:style-name="P13"><text:span text:style-name="T5"><text:s text:c="73"/>{</text:span><text:span text:style-name="T3">false</text:span><text:span text:style-name="T5">, </text:span><text:span text:style-name="T3">false</text:span><text:span text:style-name="T5">}});</text:span></text:p>
      <text:p text:style-name="Preformatted_20_Text"/>
      <text:p text:style-name="Preformatted_20_Text"><text:span text:style-name="T5"><text:s text:c="12"/>Assert.AreEqual(2, SuccessorList.Count);</text:span></text:p>
      <text:p text:style-name="Preformatted_20_Text"><text:span text:style-name="T5"><text:s text:c="12"/>Assert.AreEqual(1, SuccessorList[0].Count);</text:span></text:p>
      <text:p text:style-name="Preformatted_20_Text"><text:soft-page-break/><text:span text:style-name="T5"><text:s text:c="12"/>Assert.AreEqual(0, SuccessorList[1].Count);</text:span></text:p>
      <text:p text:style-name="Preformatted_20_Text"><text:span text:style-name="T5"><text:s text:c="12"/>Assert.AreEqual(0, SuccessorList[0][0]);</text:span></text:p>
      <text:p text:style-name="Preformatted_20_Text"><text:span text:style-name="T5"><text:s text:c="8"/>}</text:span></text:p>
      <text:p text:style-name="Preformatted_20_Text"/>
      <text:p text:style-name="Preformatted_20_Text"><text:span text:style-name="T5"><text:s text:c="8"/>[TestMethod]</text:span></text:p>
      <text:p text:style-name="Preformatted_20_Text"><text:span text:style-name="T5"><text:s text:c="8"/></text:span><text:span text:style-name="T3">public</text:span><text:span text:style-name="T5"> </text:span><text:span text:style-name="T3">void</text:span><text:span text:style-name="T5"> TestWhenAdjacencyMatrixContainsContainsOnlyTrue()</text:span></text:p>
      <text:p text:style-name="Preformatted_20_Text"><text:span text:style-name="T5"><text:s text:c="8"/>{</text:span></text:p>
      <text:p text:style-name="P14"><text:span text:style-name="T5"><text:s text:c="12"/></text:span><text:span text:style-name="T3">var</text:span><text:span text:style-name="T5"> SuccessorList = Transforms.ToSuccessorsList(</text:span><text:span text:style-name="T3">new</text:span><text:span text:style-name="T5"> </text:span><text:span text:style-name="T3">bool</text:span><text:span text:style-name="T5">[,] {{</text:span><text:span text:style-name="T3">true</text:span><text:span text:style-name="T5">, </text:span><text:span text:style-name="T3">true</text:span><text:span text:style-name="T5">},</text:span></text:p>
      <text:p text:style-name="P14"><text:span text:style-name="T5"><text:s text:c="73"/>{</text:span><text:span text:style-name="T3">true</text:span><text:span text:style-name="T5">, </text:span><text:span text:style-name="T3">true</text:span><text:span text:style-name="T5">}});</text:span></text:p>
      <text:p text:style-name="Preformatted_20_Text"/>
      <text:p text:style-name="Preformatted_20_Text"><text:span text:style-name="T5"><text:s text:c="12"/>Assert.AreEqual(2, SuccessorList.Count);</text:span></text:p>
      <text:p text:style-name="Preformatted_20_Text"><text:span text:style-name="T5"><text:s text:c="12"/>Assert.AreEqual(2, SuccessorList[0].Count);</text:span></text:p>
      <text:p text:style-name="Preformatted_20_Text"><text:span text:style-name="T5"><text:s text:c="12"/>Assert.AreEqual(0, SuccessorList[0][0]);</text:span></text:p>
      <text:p text:style-name="Preformatted_20_Text"><text:span text:style-name="T5"><text:s text:c="12"/>Assert.AreEqual(1, SuccessorList[0][1]);</text:span></text:p>
      <text:p text:style-name="Preformatted_20_Text"><text:span text:style-name="T5"><text:s text:c="12"/>Assert.AreEqual(2, SuccessorList[1].Count);</text:span></text:p>
      <text:p text:style-name="Preformatted_20_Text"><text:span text:style-name="T5"><text:s text:c="12"/>Assert.AreEqual(0, SuccessorList[1][0]);</text:span></text:p>
      <text:p text:style-name="Preformatted_20_Text"><text:span text:style-name="T5"><text:s text:c="12"/>Assert.AreEqual(1, SuccessorList[1][1]);</text:span></text:p>
      <text:p text:style-name="Preformatted_20_Text"><text:span text:style-name="T5"><text:s text:c="8"/>}</text:span></text:p>
      <text:p text:style-name="Preformatted_20_Text"/>
      <text:p text:style-name="Preformatted_20_Text"><text:span text:style-name="T5"><text:s text:c="8"/>[TestMethod]</text:span></text:p>
      <text:p text:style-name="Preformatted_20_Text"><text:span text:style-name="T5"><text:s text:c="8"/></text:span><text:span text:style-name="T3">public</text:span><text:span text:style-name="T5"> </text:span><text:span text:style-name="T3">void</text:span><text:span text:style-name="T5"> TestWhenAdjacencyMatrixHasCircularReference()</text:span></text:p>
      <text:p text:style-name="Preformatted_20_Text"><text:span text:style-name="T5"><text:s text:c="8"/>{</text:span></text:p>
      <text:p text:style-name="P15"><text:span text:style-name="T5"><text:s text:c="12"/></text:span><text:span text:style-name="T3">var</text:span><text:span text:style-name="T5"> SuccessorList = Transforms.ToSuccessorsList(</text:span><text:span text:style-name="T3">new</text:span><text:span text:style-name="T5"> </text:span><text:span text:style-name="T3">bool</text:span><text:span text:style-name="T5">[,] {{</text:span><text:span text:style-name="T3">false</text:span><text:span text:style-name="T5">, </text:span><text:span text:style-name="T3">true</text:span><text:span text:style-name="T5">},</text:span></text:p>
      <text:p text:style-name="P15"><text:span text:style-name="T5"><text:s text:c="73"/>{</text:span><text:span text:style-name="T3">true</text:span><text:span text:style-name="T5">, </text:span><text:span text:style-name="T3">false</text:span><text:span text:style-name="T5">}});</text:span></text:p>
      <text:p text:style-name="Preformatted_20_Text"/>
      <text:p text:style-name="Preformatted_20_Text"><text:span text:style-name="T5"><text:s text:c="12"/>Assert.AreEqual(2, SuccessorList.Count);</text:span></text:p>
      <text:p text:style-name="Preformatted_20_Text"><text:span text:style-name="T5"><text:s text:c="12"/>Assert.AreEqual(1, SuccessorList[0].Count);</text:span></text:p>
      <text:p text:style-name="Preformatted_20_Text"><text:span text:style-name="T5"><text:s text:c="12"/>Assert.AreEqual(1, SuccessorList[0][0]);</text:span></text:p>
      <text:p text:style-name="Preformatted_20_Text"><text:span text:style-name="T5"><text:s text:c="12"/>Assert.AreEqual(1, SuccessorList[1].Count);</text:span></text:p>
      <text:p text:style-name="Preformatted_20_Text"><text:span text:style-name="T5"><text:s text:c="12"/>Assert.AreEqual(0, SuccessorList[1][0]);</text:span></text:p>
      <text:p text:style-name="Preformatted_20_Text"><text:span text:style-name="T5"><text:s text:c="8"/>}</text:span></text:p>
      <text:p text:style-name="Preformatted_20_Text"/>
      <text:p text:style-name="Preformatted_20_Text"><text:span text:style-name="T5"><text:s text:c="8"/>[TestMethod, ExpectedException(</text:span><text:span text:style-name="T3">typeof</text:span><text:span text:style-name="T5">(ArgumentNullException))]</text:span></text:p>
      <text:p text:style-name="Preformatted_20_Text"><text:span text:style-name="T5"><text:s text:c="8"/></text:span><text:span text:style-name="T3">public</text:span><text:span text:style-name="T5"> </text:span><text:span text:style-name="T3">void</text:span><text:span text:style-name="T5"> TestWhenAdjacencyMatrixIsNull()</text:span></text:p>
      <text:p text:style-name="Preformatted_20_Text"><text:span text:style-name="T5"><text:s text:c="8"/>{</text:span></text:p>
      <text:p text:style-name="Preformatted_20_Text"><text:span text:style-name="T5"><text:s text:c="12"/>Transforms.ToSuccessorsList(</text:span><text:span text:style-name="T3">null</text:span><text:span text:style-name="T5">);</text:span></text:p>
      <text:p text:style-name="Preformatted_20_Text"><text:span text:style-name="T5"><text:s text:c="8"/>}</text:span></text:p>
      <text:p text:style-name="Preformatted_20_Text"/>
      <text:p text:style-name="Preformatted_20_Text"><text:span text:style-name="T5"><text:s text:c="8"/>[TestMethod, ExpectedException(</text:span><text:span text:style-name="T3">typeof</text:span><text:span text:style-name="T5">(ArgumentException))]</text:span></text:p>
      <text:p text:style-name="Preformatted_20_Text"><text:span text:style-name="T5"><text:s text:c="8"/></text:span><text:span text:style-name="T3">public</text:span><text:span text:style-name="T5"> </text:span><text:span text:style-name="T3">void</text:span><text:span text:style-name="T5"> TestWhenAdjacencyMatrixIsNotSquareMatrix()</text:span></text:p>
      <text:p text:style-name="Preformatted_20_Text"><text:span text:style-name="T5"><text:s text:c="8"/>{</text:span></text:p>
      <text:p text:style-name="Preformatted_20_Text"><text:span text:style-name="T5"><text:s text:c="12"/>Transforms.ToSuccessorsList(</text:span><text:span text:style-name="T3">new</text:span><text:span text:style-name="T5"> </text:span><text:span text:style-name="T3">bool</text:span><text:span text:style-name="T5">[,] { { </text:span><text:span text:style-name="T3">false</text:span><text:span text:style-name="T5"> }, { </text:span><text:span text:style-name="T3">true</text:span><text:span text:style-name="T5"> } });</text:span></text:p>
      <text:p text:style-name="Preformatted_20_Text"><text:span text:style-name="T5"><text:s text:c="8"/>}</text:span></text:p>
      <text:p text:style-name="Preformatted_20_Text"><text:span text:style-name="T5"><text:s text:c="4"/>}</text:span></text:p>
      <text:p text:style-name="Preformatted_20_Text"/>
      <text:p text:style-name="Preformatted_20_Text"><text:span text:style-name="T5"><text:s text:c="4"/>[TestClass]</text:span></text:p>
      <text:p text:style-name="Preformatted_20_Text"><text:span text:style-name="T5"><text:s text:c="4"/></text:span><text:span text:style-name="T3">public</text:span><text:span text:style-name="T5"> </text:span><text:span text:style-name="T3">class</text:span><text:span text:style-name="T5"> ToAdjacencyMatrixTests</text:span></text:p>
      <text:p text:style-name="Preformatted_20_Text"><text:span text:style-name="T5"><text:s text:c="4"/>{</text:span></text:p>
      <text:p text:style-name="Preformatted_20_Text"><text:span text:style-name="T5"><text:s text:c="8"/>[TestMethod]</text:span></text:p>
      <text:p text:style-name="Preformatted_20_Text"><text:span text:style-name="T5"><text:s text:c="8"/></text:span><text:span text:style-name="T3">public</text:span><text:span text:style-name="T5"> </text:span><text:span text:style-name="T3">void</text:span><text:span text:style-name="T5"> TestWhenSuccessorsListIsEmpty()</text:span></text:p>
      <text:p text:style-name="Preformatted_20_Text"><text:span text:style-name="T5"><text:s text:c="8"/>{</text:span></text:p>
      <text:p text:style-name="Preformatted_20_Text"><text:span text:style-name="T5"><text:s text:c="12"/></text:span><text:span text:style-name="T3">var</text:span><text:span text:style-name="T5"> adjacencyMatrix = Transforms.ToAdjacencyMatrix(</text:span><text:span text:style-name="T3">new</text:span><text:span text:style-name="T5"> List&lt;IList&lt;</text:span><text:span text:style-name="T3">int</text:span><text:span text:style-name="T5">&gt;&gt;());</text:span></text:p>
      <text:p text:style-name="Preformatted_20_Text"/>
      <text:p text:style-name="Preformatted_20_Text"><text:span text:style-name="T5"><text:s text:c="12"/>Assert.AreEqual(0, adjacencyMatrix.Length);</text:span></text:p>
      <text:p text:style-name="Preformatted_20_Text"><text:span text:style-name="T5"><text:s text:c="8"/>}</text:span></text:p>
      <text:p text:style-name="Preformatted_20_Text"/>
      <text:p text:style-name="Preformatted_20_Text"><text:span text:style-name="T5"/></text:p>
      <text:p text:style-name="P18"><text:span text:style-name="T5"><text:s text:c="8"/>[TestMethod]</text:span></text:p>
      <text:p text:style-name="Preformatted_20_Text"><text:span text:style-name="T5"><text:s text:c="8"/></text:span><text:span text:style-name="T3">public</text:span><text:span text:style-name="T5"> </text:span><text:span text:style-name="T3">void</text:span><text:span text:style-name="T5"> TestWhenSuccessorsListHas4Nulls()</text:span></text:p>
      <text:p text:style-name="Preformatted_20_Text"><text:span text:style-name="T5"><text:s text:c="8"/>{</text:span></text:p>
      <text:p text:style-name="P16"><text:span text:style-name="T5"><text:s text:c="12"/></text:span><text:span text:style-name="T3">var</text:span><text:span text:style-name="T5"> adjacencyMatrix = Transforms.ToAdjacencyMatrix(</text:span><text:span text:style-name="T3">new</text:span><text:span text:style-name="T5"> List&lt;IList&lt;</text:span><text:span text:style-name="T3">int</text:span><text:span text:style-name="T5">&gt;&gt;()</text:span></text:p>
      <text:p text:style-name="P17"><text:span text:style-name="T5"><text:s text:c="63"/>{</text:span></text:p>
      <text:p text:style-name="P17"><text:span text:style-name="T5"><text:s text:c="68"/></text:span><text:span text:style-name="T3">null</text:span><text:span text:style-name="T5">,</text:span></text:p>
      <text:p text:style-name="P17"><text:span text:style-name="T5"><text:s text:c="68"/></text:span><text:span text:style-name="T3">null</text:span><text:span text:style-name="T5">,</text:span></text:p>
      <text:p text:style-name="P17"><text:span text:style-name="T5"><text:s text:c="68"/></text:span><text:span text:style-name="T3">null</text:span><text:span text:style-name="T5">,</text:span></text:p>
      <text:p text:style-name="P17"><text:span text:style-name="T5"><text:s text:c="68"/></text:span><text:span text:style-name="T3">null</text:span></text:p>
      <text:p text:style-name="P17"><text:span text:style-name="T5"><text:s text:c="63"/>});</text:span></text:p>
      <text:p text:style-name="Preformatted_20_Text"/>
      <text:p text:style-name="Preformatted_20_Text"><text:span text:style-name="T5"><text:s text:c="12"/>Assert.AreEqual(16, adjacencyMatrix.Length);</text:span></text:p>
      <text:p text:style-name="Preformatted_20_Text"><text:span text:style-name="T5"><text:s text:c="12"/></text:span><text:span text:style-name="T3">for</text:span><text:span text:style-name="T5"> (</text:span><text:span text:style-name="T3">int</text:span><text:span text:style-name="T5"> i = 0; i &lt; 4; i++)</text:span></text:p>
      <text:p text:style-name="Preformatted_20_Text"><text:span text:style-name="T5"><text:s text:c="16"/></text:span><text:span text:style-name="T3">for</text:span><text:span text:style-name="T5"> (</text:span><text:span text:style-name="T3">int</text:span><text:span text:style-name="T5"> j = 0; j &lt; 4; j++)</text:span></text:p>
      <text:p text:style-name="Preformatted_20_Text"><text:span text:style-name="T5"><text:s text:c="20"/>Assert.IsFalse(adjacencyMatrix[i, j]);</text:span></text:p>
      <text:p text:style-name="Preformatted_20_Text"><text:span text:style-name="T5"><text:s text:c="8"/>}</text:span></text:p>
      <text:p text:style-name="Preformatted_20_Text"><text:span text:style-name="T5"><text:s text:c="4"/>}</text:span></text:p>
      <text:p text:style-name="Preformatted_20_Tex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 svg:font-family="Consolas"/>
    <style:font-face style:name="Mangal1" svg:font-family="Mangal"/>
    <style:font-face style:name="Consolas1" svg:font-family="Consolas" style:font-family-generic="roman"/>
    <style:font-face style:name="Courier New" svg:font-family="'Courier New'" style:font-family-generic="modern" style:font-pitch="fixed"/>
    <style:font-face style:name="NSimSun" svg:font-family="NSimSun" style:font-family-generic="modern" style:font-pitch="fixed"/>
    <style:font-face style:name="Consolas2"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master-page-name="">
      <style:paragraph-properties fo:margin-top="0in" fo:margin-bottom="0in" style:contextual-spacing="false" style:page-number="auto"/>
      <style:text-properties style:font-name="Courier New" fo:font-size="9.5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b3ce6" officeooo:paragraph-rsid="000b3ce6"/>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Fangli Andrei, grupa 231</text:p>
      </style:header>
      <style:footer>
        <text:p text:style-name="MP2"><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6T22:11:53.247000000</meta:creation-date>
    <dc:date>2013-10-06T23:43:52.530000000</dc:date>
    <meta:editing-duration>PT1H30M29S</meta:editing-duration>
    <meta:editing-cycles>132</meta:editing-cycles>
    <meta:generator>LibreOffice/4.1.2.3$Windows_x86 LibreOffice_project/40b2d7fde7e8d2d7bc5a449dc65df4d08a7dd38</meta:generator>
    <meta:document-statistic meta:table-count="0" meta:image-count="0" meta:object-count="0" meta:page-count="5" meta:paragraph-count="179" meta:word-count="664" meta:character-count="8566" meta:non-whitespace-character-count="5959"/>
  </office:meta>
</office:document-meta>
</file>